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40657" officeooo:paragraph-rsid="00140657" style:font-size-asian="11pt" style:font-size-complex="11pt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40657" officeooo:paragraph-rsid="0014065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11d72" officeooo:paragraph-rsid="00148c6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11d72" officeooo:paragraph-rsid="0015ac5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11d72" officeooo:paragraph-rsid="0017031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148c63"/>
    </style:style>
    <style:style style:name="T2" style:family="text">
      <style:text-properties officeooo:rsid="0015a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1"/>
      <text:p text:style-name="P1">class Main {</text:p>
      <text:p text:style-name="P1"><text:s text:c="4"/>public static String week_day(int x) {</text:p>
      <text:p text:style-name="P1"><text:s text:c="8"/>String answer = "";</text:p>
      <text:p text:style-name="P1"><text:s text:c="8"/>switch (x) {</text:p>
      <text:p text:style-name="P1"><text:s text:c="12"/>case 1:</text:p>
      <text:p text:style-name="P1"><text:s text:c="16"/>answer = "Monday";</text:p>
      <text:p text:style-name="P1"><text:s text:c="16"/>break;</text:p>
      <text:p text:style-name="P1"><text:s text:c="12"/>case 2:</text:p>
      <text:p text:style-name="P1"><text:s text:c="16"/>answer = "Tuesday";</text:p>
      <text:p text:style-name="P1"><text:s text:c="16"/>break;</text:p>
      <text:p text:style-name="P1"><text:s text:c="12"/>case 3:</text:p>
      <text:p text:style-name="P1"><text:s text:c="16"/>answer = "Wednesday";</text:p>
      <text:p text:style-name="P1"><text:s text:c="16"/>break;</text:p>
      <text:p text:style-name="P1"><text:s text:c="12"/>case 4:</text:p>
      <text:p text:style-name="P1"><text:s text:c="16"/>answer = "Thursday";</text:p>
      <text:p text:style-name="P1"><text:s text:c="16"/>break;</text:p>
      <text:p text:style-name="P1"><text:s text:c="12"/>case 5:</text:p>
      <text:p text:style-name="P1"><text:s text:c="16"/>answer = "Friday";</text:p>
      <text:p text:style-name="P1"><text:s text:c="16"/>break;</text:p>
      <text:p text:style-name="P1"><text:s text:c="12"/>case 6:</text:p>
      <text:p text:style-name="P1"><text:s text:c="16"/>answer = "Saturday";</text:p>
      <text:p text:style-name="P1"><text:s text:c="16"/>break;</text:p>
      <text:p text:style-name="P1"><text:s text:c="12"/>case 7:</text:p>
      <text:p text:style-name="P1"><text:s text:c="16"/>answer = "Sunday";</text:p>
      <text:p text:style-name="P1"><text:s text:c="16"/>break;</text:p>
      <text:p text:style-name="P1"><text:s text:c="12"/>default:</text:p>
      <text:p text:style-name="P1"><text:s text:c="16"/>answer = "Invalid input";</text:p>
      <text:p text:style-name="P1"><text:s text:c="8"/>}</text:p>
      <text:p text:style-name="P1"><text:s text:c="8"/>return answer;</text:p>
      <text:p text:style-name="P1"><text:s text:c="4"/>}</text:p>
      <text:p text:style-name="P1">}</text:p>
      <text:p text:style-name="P1"/>
      <text:p text:style-name="P2">Explanation:</text:p>
      <text:p text:style-name="P2"/>
      <text:p text:style-name="P3">– <text:span text:style-name="T1">Line #3 defines the variable answer as a string.</text:span></text:p>
      <text:p text:style-name="P4">– <text:span text:style-name="T2">Line #5 is a switch-case statement. It checks if the variable 'x' is equal to '1'. If not, it moves onto the next case. The 'break' function is used to exit code immediately.</text:span></text:p>
      <text:p text:style-name="P5">– <text:span text:style-name="T1">Line #26 uses the 'default' function if 'x' is not equal to a number between '1' and '7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49S</meta:editing-duration>
    <meta:editing-cycles>6</meta:editing-cycles>
    <meta:generator>LibreOffice/5.0.4.2$Windows_x86 LibreOffice_project/2b9802c1994aa0b7dc6079e128979269cf95bc78</meta:generator>
    <dc:date>2022-06-03T12:37:17.177000000</dc:date>
    <meta:document-statistic meta:table-count="0" meta:image-count="0" meta:object-count="0" meta:page-count="1" meta:paragraph-count="36" meta:word-count="130" meta:character-count="1066" meta:non-whitespace-character-count="593"/>
    <meta:user-defined meta:name="Info 1"/>
    <meta:user-defined meta:name="Info 2"/>
    <meta:user-defined meta:name="Info 3"/>
    <meta:user-defined meta:name="Info 4"/>
  </office:meta>
</office:document-meta>
</file>